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Heading_20_2">
      <style:paragraph-properties fo:margin-top="0.1665in" fo:margin-bottom="0.1665in" loext:contextual-spacing="false" fo:line-height="100%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188038" style:font-name="Roboto Mono" style:font-name-asian="Roboto Mono1" style:font-name-complex="Roboto Mono1"/>
    </style:style>
    <style:style style:name="T10" style:family="text">
      <style:text-properties fo:color="#188038" style:font-name="Roboto Mono" fo:font-style="italic" style:font-name-asian="Roboto Mono1" style:font-style-asian="italic" style:font-name-complex="Roboto Mono1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Desarrollo de Interfaces</text:span><text:span text:style-name="T2"><text:line-break/></text:span><text:span text:style-name="T3">Unidades 01 a 06. Actividades no evaluables 03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Unidades 01 a 06. Actividades no evaluables 03</text:span></text:p>
      <text:p text:style-name="Heading_20_2"><text:bookmark text:name="_bxh2vkjngkb8"/>Ejercicio 01: ¡Explora la estructura de una app móvil como un arqueólogo digital!</text:p>
      <text:p text:style-name="P5">Tu misión: elegir una <text:span text:style-name="T8">app sencilla</text:span> (una de notas, un tracker de hábitos o cualquier app que te saque una sonrisa) y analizar cómo estaría organizada si fuera una <text:span text:style-name="T8">interfaz móvil con HTML semántico</text:span>.</text:p>
      <text:p text:style-name="P5">Imagina etiquetas como <text:span text:style-name="T9">&lt;header&gt;</text:span>, <text:span text:style-name="T9">&lt;main&gt;</text:span>, <text:span text:style-name="T9">&lt;nav&gt;</text:span> o <text:span text:style-name="T9">&lt;section&gt;</text:span> aplicadas al diseño. Por ejemplo: ¿la barra superior con el título sería un <text:span text:style-name="T9">&lt;header&gt;</text:span>?</text:p>
      <text:p text:style-name="P5">Identifica al menos <text:span text:style-name="T8">tres elementos</text:span> que podrían convertirse en etiquetas semánticas y evalúa si su disposición es clara como el agua o un caos absoluto.</text:p>
      <text:p text:style-name="P5">Redacta un <text:span text:style-name="T8">informe breve (máx. 200 palabras)</text:span> explicando cómo esta estructura imaginada ayuda (o no) a la usabilidad. Ejemplo: <text:span text:style-name="T11">“el </text:span><text:span text:style-name="T10">&lt;nav&gt;</text:span><text:span text:style-name="T11"> inferior hace la navegación súper intuitiva, mientras que la sección principal está bien organizada y facilit encontrar la información”</text:span>.</text:p>
      <text:p text:style-name="P5">Cuando termines, <text:span text:style-name="T8">sube tu informe al foro del aula virtual</text:span> y presume de tus hallazgos comentando al menos un análisis de un compañero, aportando ideas, sugerencias o debates sobre la organización semántica.</text:p>
      <text:p text:style-name="P5">¡Conviértete en un explorador de interfaces y demuestra que puedes desenterrar los secretos mejor escondidos de cualquier app!</text:p>
      <text:p text:style-name="P25"><text:bookmark text:name="_irz02739k344"/>Ejercicio 02: ¡Caza los trucos responsive de una app como un ninja sigiloso!</text:p>
      <text:p text:style-name="P5">Tu misión: elegir una <text:span text:style-name="T8">app que uses</text:span> (por ejemplo, una de meditación, una de listas de tareas o cualquier app que te mole) y analizar <text:span text:style-name="T8">cómo se adapta a distintos tamaños de pantalla</text:span>: un teléfono pequeño, una tablet o incluso pantallas más grandes.</text:p>
      <text:p text:style-name="P5">Busca pistas de <text:span text:style-name="T8">diseño responsive</text:span>:</text:p>
      <text:list xml:id="list186846898" text:style-name="WWNum3">
        <text:list-item>
          <text:p text:style-name="P6">¿Los elementos se reorganizan en un layout flexible, como si usaran flexbox o grid?</text:p>
        </text:list-item>
        <text:list-item>
          <text:p text:style-name="P11">¿Los botones, textos e iconos cambian de tamaño para seguir siendo legibles y fáciles de interactuar?</text:p>
        </text:list-item>
        <text:list-item>
          <text:p text:style-name="P15">¿Se mantiene la jerarquía visual y la experiencia sigue siendo clara en todas las pantallas?</text:p>
        </text:list-item>
      </text:list>
      <text:p text:style-name="P5"><text:soft-page-break/>Redacta un <text:span text:style-name="T8">análisis breve (máx. 200 palabras)</text:span> explicando cómo la app logra (o falla en) ser responsive y cómo esto afecta la experiencia del usuario. Ejemplo: <text:span text:style-name="T11">“los íconos se ajustan perfectamente en pantallas grandes, pero el menú lateral desaparece en pantallas pequeñas dificultando la navegación”</text:span>.</text:p>
      <text:p text:style-name="P5">Cuando lo tengas, <text:span text:style-name="T8">compártelo en el foro del aula virtual</text:span> y reta a tus compañeros a encontrar una app aún más adaptable. ¡Que tu ojo de ninja inspire a todos a crear interfaces perfectas en cualquier pantalla!</text:p>
      <text:p text:style-name="P5"/>
      <text:p text:style-name="Heading_20_2"><text:bookmark text:name="_cxii8newssp5"/></text:p>
      <text:p text:style-name="Heading_20_2"><text:bookmark text:name="_gmbs4givpnse"/>Ejercicio 03: ¡Persigue los colores de una app móvil como un gurú del arcoíris!</text:p>
      <text:p text:style-name="P5">Tu misión: elegir una <text:span text:style-name="T8">app móvil que te encante</text:span> (o que te saque una sonrisa, como una de fitness o de memes) y analizar su <text:span text:style-name="T8">paleta de colores como si fuera un tesoro escondido</text:span>.</text:p>
      <text:p text:style-name="P5">Identifica los <text:span text:style-name="T8">colores principales y secundarios</text:span>:</text:p>
      <text:list xml:id="list2059473885" text:style-name="WWNum2">
        <text:list-item>
          <text:p text:style-name="P7">¿Azules relajantes?<text:line-break/></text:p>
        </text:list-item>
        <text:list-item>
          <text:p text:style-name="P16">¿Rojos que gritan acción?<text:line-break/> Evalúa cómo estos colores <text:span text:style-name="T8">refuerzan la identidad de la app</text:span> y cómo afectan la <text:span text:style-name="T8">usabilidad</text:span>, por ejemplo: <text:span text:style-name="T11">“el texto claro sobre fondo oscuro es fácil de leer, pero el rojo intenso de los botones cansa la vista”</text:span>.</text:p>
        </text:list-item>
      </text:list>
      <text:p text:style-name="P5">Redacta un <text:span text:style-name="T8">análisis breve (máx. 150 palabras)</text:span> explicando si la paleta es un acierto o un desastre y propone un <text:span text:style-name="T8">cambio épico</text:span> que mejore la experiencia, como <text:span text:style-name="T11">“añadir un verde suave para aportar más calma”</text:span>.</text:p>
      <text:p text:style-name="P5">Cuando termines, <text:span text:style-name="T8">compártelo en el foro del aula virtual</text:span> y participa comentando al menos un análisis de un compañero, aportando ideas, sugerencias o debatiendo sobre el impacto de los colores. ¡Desata un debate multicolor y demuestra que eres un verdadero gurú del color!</text:p>
      <text:p text:style-name="Heading_20_2"><text:bookmark text:name="_7hlx31t45tt3"/>Ejercicio 04: ¡Salva la usabilidad de una app móvil como un héroe del diseño!</text:p>
      <text:p text:style-name="P5">Tu misión: elegir una <text:span text:style-name="T8">app móvil que uses a diario</text:span> (como una de clima, calculadora, notas, hábitos o fitness) y analizar <text:span text:style-name="T8">cómo sus elementos visuales y funcionales</text:span> afectan la experiencia del usuario. Fíjate en varios aspectos:</text:p>
      <text:list xml:id="list451544625" text:style-name="WWNum4">
        <text:list-item>
          <text:p text:style-name="P8"><text:span text:style-name="T8">Botones y elementos interactivos</text:span>: ¿son lo suficientemente grandes y claros para pulsarlos sin fallos?<text:line-break/></text:p>
        </text:list-item>
        <text:list-item>
          <text:p text:style-name="P12"><text:span text:style-name="T8">Tipografía y legibilidad</text:span>: ¿el tamaño y contraste de los textos facilitan la lectura rápida?<text:line-break/></text:p>
        </text:list-item>
        <text:list-item>
          <text:p text:style-name="P12"><text:span text:style-name="T8">Espaciado y jerarquía visual</text:span>: ¿los elementos importantes destacan y el flujo de la pantalla es claro?<text:line-break/></text:p>
        </text:list-item>
        <text:list-item>
          <text:p text:style-name="P12"><text:span text:style-name="T8">Colores y estilo</text:span>: ¿la paleta refuerza la identidad de la app y no cansa la vista?<text:line-break/></text:p>
        </text:list-item>
        <text:list-item>
          <text:p text:style-name="P12"><text:span text:style-name="T8">Feedback y validación</text:span>: ¿la app responde cuando interactúas (clic, deslizar, notificaciones)?<text:line-break/></text:p>
        </text:list-item>
        <text:list-item>
          <text:p text:style-name="P17"><text:span text:style-name="T8">Diseño adaptable</text:span>: ¿la interfaz se ajusta bien a diferentes tamaños de pantalla?<text:line-break/></text:p>
        </text:list-item>
      </text:list>
      <text:p text:style-name="P5">Busca <text:span text:style-name="T8">tres ejemplos concretos</text:span>:</text:p>
      <text:list xml:id="list3632536823" text:style-name="WWNum5">
        <text:list-item>
          <text:p text:style-name="P9"><text:span text:style-name="T8">Golazo visual o funcional</text:span>: un acierto que mejora la experiencia.<text:line-break/></text:p>
        </text:list-item>
        <text:list-item>
          <text:p text:style-name="P13"><text:span text:style-name="T8">Fallo épico</text:span>: algo que confunde o frustra al usuario.<text:line-break/></text:p>
        </text:list-item>
        <text:list-item>
          <text:p text:style-name="P18"><text:span text:style-name="T8">Idea de mejora</text:span>: cómo corregir el fallo para que la app sea más intuitiva.</text:p>
        </text:list-item>
      </text:list>
      <text:p text:style-name="P5">Redacta un <text:span text:style-name="T8">informe breve (200-250 palabras)</text:span> explicando cada punto y cómo impacta la experiencia del usuario. Ejemplo: <text:span text:style-name="T11">“El botón de añadir tarea es grande y llama la atención, pero el texto del menú lateral es demasiado pequeño para leerlo cómodamente”</text:span>.</text:p>
      <text:p text:style-name="P5">Cuando lo tengas, <text:span text:style-name="T8">compártelo en el foro del aula virtual</text:span> y comenta al menos <text:span text:style-name="T8">dos publicaciones de compañeros</text:span>, aportando ideas, sugerencias o debatiendo sobre quién encontró los mejores aciertos y los fallos más épicos.</text:p>
      <text:p text:style-name="P5">¡Conviértete en la <text:span text:style-name="T8">leyenda del diseño móvil</text:span> y demuestra que puedes mejorar cualquier app con tus superpoderes de usabilidad y estilo!</text:p>
      <text:p text:style-name="Heading_20_2"><text:bookmark text:name="_trx73xfpfzdp"/><text:soft-page-break/>Ejercicio 05: ¡Debate los layouts de una app móvil como un gladiador del diseño!</text:p>
      <text:p text:style-name="P5">Tu misión: elige una <text:span text:style-name="T8">app de escritorio que te guste</text:span> (como una de música, una agenda, un gestor de correo o cualquier otra que uses a diario) y analiza <text:span text:style-name="T8">cómo organiza su contenido</text:span>. Imagina que se construye con <text:span text:style-name="T8">técnicas de CSS y diseño moderno</text:span> como flexbox, grid o float.</text:p>
      <text:p text:style-name="P5">Fíjate en aspectos clave:</text:p>
      <text:list xml:id="list3404615457" text:style-name="WWNum1">
        <text:list-item>
          <text:p text:style-name="P10"><text:span text:style-name="T8">Distribución de elementos</text:span>: ¿los menús, paneles y botones están organizados de forma clara y lógica?<text:line-break/></text:p>
        </text:list-item>
        <text:list-item>
          <text:p text:style-name="P14"><text:span text:style-name="T8">Jerarquía visual</text:span>: ¿los elementos más importantes destacan, y los secundarios no distraen?<text:line-break/></text:p>
        </text:list-item>
        <text:list-item>
          <text:p text:style-name="P14"><text:span text:style-name="T8">Espaciado y alineación</text:span>: ¿hay suficiente espacio entre secciones para que la interfaz no se sienta abarrotada?<text:line-break/></text:p>
        </text:list-item>
        <text:list-item>
          <text:p text:style-name="P19"><text:span text:style-name="T8">Adaptabilidad</text:span>: ¿la app mantiene un layout coherente al cambiar el tamaño de la ventana?<text:line-break/></text:p>
        </text:list-item>
      </text:list>
      <text:p text:style-name="P5">Redacta un <text:span text:style-name="T8">argumento breve (máx. 150 palabras)</text:span> defendiendo si el layout es un <text:span text:style-name="T8">campeón</text:span> (<text:span text:style-name="T11">“los paneles laterales y la barra superior se alinean perfectamente para facilitar la navegación”</text:span>) o un <text:span text:style-name="T8">desastre total</text:span> (<text:span text:style-name="T11">“el contenido está apretado y confunde al usuario”</text:span>).</text:p>
      <text:p text:style-name="P5">Cuando lo tengas, <text:span text:style-name="T8">compártelo en el foro del aula virtual</text:span> y comenta al menos una publicación de un compañero, aportando ideas, sugerencias o mejoras como un verdadero gladiador del diseño.</text:p>
      <text:p text:style-name="P5">¡Que gane el mejor layout y que tu análisis sea digno del coliseo del diseño de escritorio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es 01 a 06</text:span></text:p>
      </style:header>
      <style:footer>
        <text:p text:style-name="MP4"><text:span text:style-name="MT1">CFGS DAM/DAW<text:tab/><text:tab/>Unidades 01 a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4" meta:word-count="1084" meta:character-count="6606" meta:non-whitespace-character-count="5577"/>
    <meta:generator>LibreOfficeDev/6.0.5.2$Linux_X86_64 LibreOffice_project/</meta:generator>
  </office:meta>
</office:document-meta>
</file>